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1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EREZ CHANCO, FREDI GREGOR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972143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AÑETE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445604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EREZ CHANCO FREDI GREGOR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972143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445604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6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81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1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1/10/2021</text:p>
          </table:table-cell>
          <table:table-cell table:style-name="Tabla2.A3" office:value-type="string">
            <text:p text:style-name="P22">5368090</text:p>
          </table:table-cell>
          <table:table-cell table:style-name="Tabla2.D3" office:value-type="string">
            <text:p text:style-name="P23">81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6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23:21:3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